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Mono" svg:font-family="'Roboto Mono', monospace"/>
    <style:font-face style:name="apple-system" svg:font-family="apple-system, BlinkMacSystemFont, 'Segoe UI', Roboto, Oxygen, Ubuntu, Cantarell, 'Open Sans', 'Helvetica Neue', sans-serif"/>
    <style:font-face style:name="inherit" svg:font-family="inherit"/>
  </office:font-face-decls>
  <office:automatic-styles>
    <style:style style:name="P1" style:family="paragraph" style:parent-style-name="Heading_20_2">
      <style:text-properties fo:font-variant="normal" fo:text-transform="none" fo:color="#1b1b32" loext:opacity="100%" style:font-name="apple-system" fo:letter-spacing="normal" fo:font-style="normal" fo:font-weight="bold" officeooo:rsid="000cd801" officeooo:paragraph-rsid="000cd801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3" style:family="paragraph" style:parent-style-name="Text_20_body">
      <style:text-properties fo:font-variant="normal" fo:text-transform="none" fo:color="#1b1b32" loext:opacity="100%" style:font-name="apple-system" fo:letter-spacing="normal" fo:font-style="normal" fo:font-weight="bold" officeooo:rsid="000cd801" officeooo:paragraph-rsid="000cd801"/>
    </style:style>
    <style:style style:name="T1" style:family="text">
      <style:text-properties fo:font-variant="normal" fo:text-transform="none" fo:color="#0a0a23" loext:opacity="100%" style:font-name="inherit" fo:font-size="16.5pt" fo:letter-spacing="normal" fo:font-style="normal" style:text-underline-style="solid" style:text-underline-width="auto" style:text-underline-color="font-color" fo:font-weight="normal" fo:background-color="transparent" loext:char-shading-value="0" loext:padding="0cm" loext:border="none"/>
    </style:style>
    <style:style style:name="T2" style:family="text">
      <style:text-properties fo:font-variant="normal" fo:text-transform="none" fo:color="#0a0a23" loext:opacity="100%" style:font-name="Roboto Mono" fo:font-size="16.5pt" fo:letter-spacing="normal" fo:font-style="normal" style:text-underline-style="solid" style:text-underline-width="auto" style:text-underline-color="font-color" fo:font-weight="normal" fo:background-color="transparent" loext:char-shading-value="0" loext:padding="0cm" loext:border="none"/>
    </style:style>
    <text:list-style style:name="L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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heading-table-of-contents"/>Linux Syllabus:</text:h>
      <text:p text:style-name="P3"/>
      <text:list xml:id="list2105977687" text:style-name="L1">
        <text:list-item>
          <text:p text:style-name="P2"><text:a xlink:type="simple" xlink:href="https://www.freecodecamp.org/news/learn-linux-for-beginners-book-basic-to-advanced/#heading-part-1-introduction-to-linux" text:style-name="Internet_20_link" text:visited-style-name="Visited_20_Internet_20_Link"><text:span text:style-name="T1">Part 1: Introduction to Linux</text:span></text:a></text:p>
          <text:list>
            <text:list-item>
              <text:p text:style-name="P2"><text:a xlink:type="simple" xlink:href="https://www.freecodecamp.org/news/learn-linux-for-beginners-book-basic-to-advanced/#heading-11-getting-started-with-linux" text:style-name="Internet_20_link" text:visited-style-name="Visited_20_Internet_20_Link"><text:span text:style-name="T1">1.1. Getting Started with Linux</text:span></text:a></text:p>
              <text:p text:style-name="P2"><text:span text:style-name="T1"/></text:p>
            </text:list-item>
          </text:list>
        </text:list-item>
        <text:list-item>
          <text:p text:style-name="P2"><text:a xlink:type="simple" xlink:href="https://www.freecodecamp.org/news/learn-linux-for-beginners-book-basic-to-advanced/#heading-part-2-introduction-to-bash-shell-and-system-commands" text:style-name="Internet_20_link" text:visited-style-name="Visited_20_Internet_20_Link"><text:span text:style-name="T1">Part 2: Introduction to Bash Shell and System Commands</text:span></text:a></text:p>
          <text:list>
            <text:list-item>
              <text:p text:style-name="P2"><text:a xlink:type="simple" xlink:href="https://www.freecodecamp.org/news/learn-linux-for-beginners-book-basic-to-advanced/#heading-21-getting-started-with-the-bash-shell" text:style-name="Internet_20_link" text:visited-style-name="Visited_20_Internet_20_Link"><text:span text:style-name="T1">2.1. Getting Started with the Bash shell</text:span></text:a></text:p>
            </text:list-item>
            <text:list-item>
              <text:p text:style-name="P2"><text:a xlink:type="simple" xlink:href="https://www.freecodecamp.org/news/learn-linux-for-beginners-book-basic-to-advanced/#heading-22-command-structure" text:style-name="Internet_20_link" text:visited-style-name="Visited_20_Internet_20_Link"><text:span text:style-name="T1">2.2. Command Structure</text:span></text:a></text:p>
            </text:list-item>
            <text:list-item>
              <text:p text:style-name="P2"><text:a xlink:type="simple" xlink:href="https://www.freecodecamp.org/news/learn-linux-for-beginners-book-basic-to-advanced/#heading-23-bash-commands-and-keyboard-shortcuts" text:style-name="Internet_20_link" text:visited-style-name="Visited_20_Internet_20_Link"><text:span text:style-name="T1">2.3. Bash Commands and Keyboard Shortcuts</text:span></text:a></text:p>
            </text:list-item>
            <text:list-item>
              <text:p text:style-name="P2"><text:a xlink:type="simple" xlink:href="https://www.freecodecamp.org/news/learn-linux-for-beginners-book-basic-to-advanced/#heading-24-identifying-yourself-the-whoami-command" text:style-name="Internet_20_link" text:visited-style-name="Visited_20_Internet_20_Link"><text:span text:style-name="T1">2.4. Identifying Yourself: The </text:span></text:a><text:a xlink:type="simple" xlink:href="https://www.freecodecamp.org/news/learn-linux-for-beginners-book-basic-to-advanced/#heading-24-identifying-yourself-the-whoami-command" text:style-name="Internet_20_link" text:visited-style-name="Visited_20_Internet_20_Link"><text:span text:style-name="Source_20_Text"><text:span text:style-name="T2">whoami</text:span></text:span></text:a><text:a xlink:type="simple" xlink:href="https://www.freecodecamp.org/news/learn-linux-for-beginners-book-basic-to-advanced/#heading-24-identifying-yourself-the-whoami-command" text:style-name="Internet_20_link" text:visited-style-name="Visited_20_Internet_20_Link"><text:span text:style-name="T1"> Command</text:span></text:a></text:p>
              <text:p text:style-name="P2"><text:span text:style-name="T1"/></text:p>
            </text:list-item>
          </text:list>
        </text:list-item>
        <text:list-item>
          <text:p text:style-name="P2"><text:a xlink:type="simple" xlink:href="https://www.freecodecamp.org/news/learn-linux-for-beginners-book-basic-to-advanced/#heading-part-3-understanding-your-linux-system" text:style-name="Internet_20_link" text:visited-style-name="Visited_20_Internet_20_Link"><text:span text:style-name="T1">Part 3: Understanding Your Linux System</text:span></text:a></text:p>
          <text:list>
            <text:list-item>
              <text:p text:style-name="P2"><text:a xlink:type="simple" xlink:href="https://www.freecodecamp.org/news/learn-linux-for-beginners-book-basic-to-advanced/#heading-31-discovering-your-os-and-specs" text:style-name="Internet_20_link" text:visited-style-name="Visited_20_Internet_20_Link"><text:span text:style-name="T1">3.1. Discovering Your OS and Specs</text:span></text:a></text:p>
              <text:p text:style-name="P2"><text:span text:style-name="T1"/></text:p>
            </text:list-item>
          </text:list>
        </text:list-item>
        <text:list-item>
          <text:p text:style-name="P2"><text:a xlink:type="simple" xlink:href="https://www.freecodecamp.org/news/learn-linux-for-beginners-book-basic-to-advanced/#heading-part-4-managing-files-from-the-command-line" text:style-name="Internet_20_link" text:visited-style-name="Visited_20_Internet_20_Link"><text:span text:style-name="T1">Part 4: Managing Files From the Command line</text:span></text:a></text:p>
          <text:list>
            <text:list-item>
              <text:p text:style-name="P2"><text:a xlink:type="simple" xlink:href="https://www.freecodecamp.org/news/learn-linux-for-beginners-book-basic-to-advanced/#heading-41-the-linux-file-system-hierarchy" text:style-name="Internet_20_link" text:visited-style-name="Visited_20_Internet_20_Link"><text:span text:style-name="T1">4.1. The Linux File-system Hierarchy</text:span></text:a></text:p>
            </text:list-item>
            <text:list-item>
              <text:p text:style-name="P2"><text:a xlink:type="simple" xlink:href="https://www.freecodecamp.org/news/learn-linux-for-beginners-book-basic-to-advanced/#heading-42-navigating-the-linux-file-system" text:style-name="Internet_20_link" text:visited-style-name="Visited_20_Internet_20_Link"><text:span text:style-name="T1">4.2. Navigating the Linux File-system</text:span></text:a></text:p>
            </text:list-item>
            <text:list-item>
              <text:p text:style-name="P2"><text:a xlink:type="simple" xlink:href="https://www.freecodecamp.org/news/learn-linux-for-beginners-book-basic-to-advanced/#heading-43-managing-files-and-directories" text:style-name="Internet_20_link" text:visited-style-name="Visited_20_Internet_20_Link"><text:span text:style-name="T1">4.3. Managing Files and Directories</text:span></text:a></text:p>
            </text:list-item>
            <text:list-item>
              <text:p text:style-name="P2"><text:a xlink:type="simple" xlink:href="https://www.freecodecamp.org/news/learn-linux-for-beginners-book-basic-to-advanced/#heading-45-basic-commands-for-viewing-files" text:style-name="Internet_20_link" text:visited-style-name="Visited_20_Internet_20_Link"><text:span text:style-name="T1">4.5. Basic Commands for Viewing Files</text:span></text:a></text:p>
              <text:p text:style-name="P2"><text:span text:style-name="T1"/></text:p>
            </text:list-item>
          </text:list>
        </text:list-item>
        <text:list-item>
          <text:p text:style-name="P2"><text:a xlink:type="simple" xlink:href="https://www.freecodecamp.org/news/learn-linux-for-beginners-book-basic-to-advanced/#heading-part-5-the-essentials-of-text-editing-in-linux" text:style-name="Internet_20_link" text:visited-style-name="Visited_20_Internet_20_Link"><text:span text:style-name="T1">Part 5: The Essentials of Text Editing in Linux</text:span></text:a></text:p>
          <text:list>
            <text:list-item>
              <text:p text:style-name="P2"><text:a xlink:type="simple" xlink:href="https://www.freecodecamp.org/news/learn-linux-for-beginners-book-basic-to-advanced/#heading-51-mastering-vim-the-complete-guide" text:style-name="Internet_20_link" text:visited-style-name="Visited_20_Internet_20_Link"><text:span text:style-name="T1">5.1. Mastering Vim: The Complete Guide</text:span></text:a></text:p>
            </text:list-item>
            <text:list-item>
              <text:p text:style-name="P2"><text:a xlink:type="simple" xlink:href="https://www.freecodecamp.org/news/learn-linux-for-beginners-book-basic-to-advanced/#heading-52-mastering-nano" text:style-name="Internet_20_link" text:visited-style-name="Visited_20_Internet_20_Link"><text:span text:style-name="T1">5.2. Mastering Nano</text:span></text:a></text:p>
              <text:p text:style-name="P2"><text:span text:style-name="T1"/></text:p>
            </text:list-item>
          </text:list>
        </text:list-item>
        <text:list-item>
          <text:p text:style-name="P2"><text:a xlink:type="simple" xlink:href="https://www.freecodecamp.org/news/learn-linux-for-beginners-book-basic-to-advanced/#heading-part-6-bash-scripting" text:style-name="Internet_20_link" text:visited-style-name="Visited_20_Internet_20_Link"><text:span text:style-name="T1">Part 6: Bash Scripting</text:span></text:a></text:p>
          <text:list>
            <text:list-item>
              <text:p text:style-name="P2"><text:a xlink:type="simple" xlink:href="https://www.freecodecamp.org/news/learn-linux-for-beginners-book-basic-to-advanced/#heading-61-definition-of-bash-scripting" text:style-name="Internet_20_link" text:visited-style-name="Visited_20_Internet_20_Link"><text:span text:style-name="T1">6.1. Definition of Bash scripting</text:span></text:a></text:p>
            </text:list-item>
            <text:list-item>
              <text:p text:style-name="P2"><text:a xlink:type="simple" xlink:href="https://www.freecodecamp.org/news/learn-linux-for-beginners-book-basic-to-advanced/#heading-62-advantages-of-bash-scripting" text:style-name="Internet_20_link" text:visited-style-name="Visited_20_Internet_20_Link"><text:span text:style-name="T1">6.2. Advantages of Bash Scripting</text:span></text:a></text:p>
            </text:list-item>
            <text:list-item>
              <text:p text:style-name="P2"><text:a xlink:type="simple" xlink:href="https://www.freecodecamp.org/news/learn-linux-for-beginners-book-basic-to-advanced/#heading-63-overview-of-bash-shell-and-command-line-interface" text:style-name="Internet_20_link" text:visited-style-name="Visited_20_Internet_20_Link"><text:span text:style-name="T1">6.3. Overview of Bash Shell and Command Line Interface</text:span></text:a></text:p>
            </text:list-item>
            <text:list-item>
              <text:p text:style-name="P2"><text:a xlink:type="simple" xlink:href="https://www.freecodecamp.org/news/learn-linux-for-beginners-book-basic-to-advanced/#heading-64-how-to-create-and-execute-bash-scripts" text:style-name="Internet_20_link" text:visited-style-name="Visited_20_Internet_20_Link"><text:span text:style-name="T1">6.4. How to Create and Execute Bash scripts</text:span></text:a></text:p>
            </text:list-item>
            <text:list-item>
              <text:p text:style-name="P2"><text:a xlink:type="simple" xlink:href="https://www.freecodecamp.org/news/learn-linux-for-beginners-book-basic-to-advanced/#heading-65-bash-scripting-basics" text:style-name="Internet_20_link" text:visited-style-name="Visited_20_Internet_20_Link"><text:span text:style-name="T1">6.5. Bash Scripting Basics</text:span></text:a></text:p>
              <text:p text:style-name="P2"><text:span text:style-name="T1"/></text:p>
            </text:list-item>
          </text:list>
        </text:list-item>
        <text:list-item>
          <text:p text:style-name="P2"><text:soft-page-break/><text:a xlink:type="simple" xlink:href="https://www.freecodecamp.org/news/learn-linux-for-beginners-book-basic-to-advanced/#heading-part-7-managing-software-packages-in-linux" text:style-name="Internet_20_link" text:visited-style-name="Visited_20_Internet_20_Link"><text:span text:style-name="T1">Part 7: Managing Software Packages in Linux</text:span></text:a></text:p>
          <text:list>
            <text:list-item>
              <text:p text:style-name="P2"><text:a xlink:type="simple" xlink:href="https://www.freecodecamp.org/news/learn-linux-for-beginners-book-basic-to-advanced/#heading-71-packages-and-package-management" text:style-name="Internet_20_link" text:visited-style-name="Visited_20_Internet_20_Link"><text:span text:style-name="T1">7.1. Packages and Package Management</text:span></text:a></text:p>
            </text:list-item>
            <text:list-item>
              <text:p text:style-name="P2"><text:a xlink:type="simple" xlink:href="https://www.freecodecamp.org/news/learn-linux-for-beginners-book-basic-to-advanced/#heading-72-installing-a-package-via-command-line" text:style-name="Internet_20_link" text:visited-style-name="Visited_20_Internet_20_Link"><text:span text:style-name="T1">7.2. Installing a Package via Command Line</text:span></text:a></text:p>
            </text:list-item>
            <text:list-item>
              <text:p text:style-name="P2"><text:a xlink:type="simple" xlink:href="https://www.freecodecamp.org/news/learn-linux-for-beginners-book-basic-to-advanced/#heading-73-installing-a-package-via-an-advanced-graphical-method-synaptic" text:style-name="Internet_20_link" text:visited-style-name="Visited_20_Internet_20_Link"><text:span text:style-name="T1">7.3. Installing a Package via an Advanced Graphical Method – Synaptic</text:span></text:a></text:p>
            </text:list-item>
            <text:list-item>
              <text:p text:style-name="P2"><text:a xlink:type="simple" xlink:href="https://www.freecodecamp.org/news/learn-linux-for-beginners-book-basic-to-advanced/#heading-74-installing-downloaded-packages-from-a-website" text:style-name="Internet_20_link" text:visited-style-name="Visited_20_Internet_20_Link"><text:span text:style-name="T1">7.4. Installing downloaded packages from a website</text:span></text:a></text:p>
              <text:p text:style-name="P2"><text:span text:style-name="T1"/></text:p>
            </text:list-item>
          </text:list>
        </text:list-item>
        <text:list-item>
          <text:p text:style-name="P2"><text:a xlink:type="simple" xlink:href="https://www.freecodecamp.org/news/learn-linux-for-beginners-book-basic-to-advanced/#heading-part-8-advanced-linux-topics" text:style-name="Internet_20_link" text:visited-style-name="Visited_20_Internet_20_Link"><text:span text:style-name="T1">Part 8: Advanced Linux Topics</text:span></text:a></text:p>
          <text:list>
            <text:list-item>
              <text:p text:style-name="P2"><text:a xlink:type="simple" xlink:href="https://www.freecodecamp.org/news/learn-linux-for-beginners-book-basic-to-advanced/#heading-81-user-management" text:style-name="Internet_20_link" text:visited-style-name="Visited_20_Internet_20_Link"><text:span text:style-name="T1">8.1. User Management</text:span></text:a></text:p>
            </text:list-item>
            <text:list-item>
              <text:p text:style-name="P2"><text:a xlink:type="simple" xlink:href="https://www.freecodecamp.org/news/learn-linux-for-beginners-book-basic-to-advanced/#heading-82-connecting-to-remote-servers-via-ssh" text:style-name="Internet_20_link" text:visited-style-name="Visited_20_Internet_20_Link"><text:span text:style-name="T1">8.2 Connecting to Remote Servers via SSH</text:span></text:a></text:p>
            </text:list-item>
            <text:list-item>
              <text:p text:style-name="P2"><text:a xlink:type="simple" xlink:href="https://www.freecodecamp.org/news/learn-linux-for-beginners-book-basic-to-advanced/#heading-83-advanced-log-parsing-and-analysis" text:style-name="Internet_20_link" text:visited-style-name="Visited_20_Internet_20_Link"><text:span text:style-name="T1">8.3. Advanced Log Parsing and Analysis</text:span></text:a></text:p>
            </text:list-item>
            <text:list-item>
              <text:p text:style-name="P2"><text:a xlink:type="simple" xlink:href="https://www.freecodecamp.org/news/learn-linux-for-beginners-book-basic-to-advanced/#heading-84-managing-linux-processes-via-command-line" text:style-name="Internet_20_link" text:visited-style-name="Visited_20_Internet_20_Link"><text:span text:style-name="T1">8.4. Managing Linux Processes via Command Line</text:span></text:a></text:p>
            </text:list-item>
            <text:list-item>
              <text:p text:style-name="P2"><text:a xlink:type="simple" xlink:href="https://www.freecodecamp.org/news/learn-linux-for-beginners-book-basic-to-advanced/#heading-85-standard-input-and-output-streams-in-linux" text:style-name="Internet_20_link" text:visited-style-name="Visited_20_Internet_20_Link"><text:span text:style-name="T1">8.5. Standard Input and Output Streams in Linux</text:span></text:a></text:p>
            </text:list-item>
            <text:list-item>
              <text:p text:style-name="P2"><text:a xlink:type="simple" xlink:href="https://www.freecodecamp.org/news/learn-linux-for-beginners-book-basic-to-advanced/#heading-86-automation-in-linux-automate-tasks-with-cron-jobs" text:style-name="Internet_20_link" text:visited-style-name="Visited_20_Internet_20_Link"><text:span text:style-name="T1">8.6 Automation in Linux – Automate Tasks with Cron Jobs</text:span></text:a></text:p>
            </text:list-item>
            <text:list-item>
              <text:p text:style-name="P2"><text:a xlink:type="simple" xlink:href="https://www.freecodecamp.org/news/learn-linux-for-beginners-book-basic-to-advanced/#heading-87-linux-networking-basics" text:style-name="Internet_20_link" text:visited-style-name="Visited_20_Internet_20_Link"><text:span text:style-name="T1">8.7. Linux Networking Basics</text:span></text:a></text:p>
            </text:list-item>
            <text:list-item>
              <text:p text:style-name="P2"><text:a xlink:type="simple" xlink:href="https://www.freecodecamp.org/news/learn-linux-for-beginners-book-basic-to-advanced/#heading-88-linux-troubleshooting-tools-and-techniques" text:style-name="Internet_20_link" text:visited-style-name="Visited_20_Internet_20_Link"><text:span text:style-name="T1">8.8. Linux Troubleshooting: Tools and Techniques</text:span></text:a></text:p>
            </text:list-item>
            <text:list-item>
              <text:p text:style-name="P2"><text:a xlink:type="simple" xlink:href="https://www.freecodecamp.org/news/learn-linux-for-beginners-book-basic-to-advanced/#heading-89-general-troubleshooting-strategy-for-servers" text:style-name="Internet_20_link" text:visited-style-name="Visited_20_Internet_20_Link"><text:span text:style-name="T1">8.9. General Troubleshooting Strategy for Servers</text:span></text:a></text:p>
            </text:list-item>
            <text:list-item>
              <text:p text:style-name="P2"><text:a xlink:type="simple" xlink:href="https://www.freecodecamp.org/news/learn-linux-for-beginners-book-basic-to-advanced/#heading-810-diagnosing-hardware-problems" text:style-name="Internet_20_link" text:visited-style-name="Visited_20_Internet_20_Link"><text:span text:style-name="T1">8.10 Diagnosing Hardware Problems</text:span></text:a></text:p>
            </text:list-item>
          </text:list>
        </text:list-item>
        <text:list-item>
          <text:p text:style-name="P2"><text:a xlink:type="simple" xlink:href="https://www.freecodecamp.org/news/learn-linux-for-beginners-book-basic-to-advanced/#heading-conclusion" text:style-name="Internet_20_link" text:visited-style-name="Visited_20_Internet_20_Link"><text:span text:style-name="T1">Conclusion</text:span></text:a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Mono" svg:font-family="'Roboto Mono', monospace"/>
    <style:font-face style:name="apple-system" svg:font-family="apple-system, BlinkMacSystemFont, 'Segoe UI', Roboto, Oxygen, Ubuntu, Cantarell, 'Open Sans', 'Helvetica Neue'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1T15:48:20.782818992</meta:creation-date>
    <dc:date>2026-01-01T15:51:26.493860966</dc:date>
    <meta:editing-duration>PT3M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48" meta:word-count="286" meta:character-count="1584" meta:non-whitespace-character-count="1384"/>
  </office:meta>
</office:document-meta>
</file>